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hyphenate="true"/>
    </style:style>
    <style:style style:name="T3" style:parent-style-name="DefaultParagraphFont" style:family="text">
      <style:text-properties style:font-name="Times New Roman" fo:font-size="12pt" style:font-size-asian="12pt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Times New Roman" fo:font-size="12pt" style:font-size-asian="12pt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Times New Roman" fo:font-size="12pt" style:font-size-asian="12pt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fo:font-size="12pt" style:font-size-asian="12pt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break-before="page"/>
      <style:text-properties fo:hyphenate="true"/>
    </style:style>
    <style:style style:name="P24" style:parent-style-name="Normal" style:family="paragraph">
      <style:paragraph-properties fo:break-before="page"/>
      <style:text-properties fo:hyphenate="true"/>
    </style:style>
    <style:style style:name="P25" style:parent-style-name="Normal" style:family="paragraph">
      <style:text-properties fo:hyphenate="true"/>
    </style:style>
    <style:style style:name="T26" style:parent-style-name="DefaultParagraphFont" style:family="text">
      <style:text-properties style:font-name="Times New Roman" fo:font-size="12pt" style:font-size-asian="12pt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fo:font-size="12pt" style:font-size-asian="12pt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1859c" draw:opacity="20%" draw:stroke="solid" svg:stroke-width="0.02778in" svg:stroke-color="#31859c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1859c" draw:opacity="20%" draw:stroke="solid" svg:stroke-width="0.02778in" svg:stroke-color="#31859c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1859c" draw:opacity="20%" draw:stroke="solid" svg:stroke-width="0.02778in" svg:stroke-color="#31859c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1859c" draw:opacity="20%" draw:stroke="solid" svg:stroke-width="0.02778in" svg:stroke-color="#31859c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46c0a" draw:opacity="20%" draw:stroke="solid" svg:stroke-width="0.02778in" svg:stroke-color="#e46c0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46c0a" draw:opacity="20%" draw:stroke="solid" svg:stroke-width="0.02778in" svg:stroke-color="#e46c0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P2"><text:span text:style-name="T3"><draw:custom-shape svg:x="1.67639in" svg:y="1.23889in" svg:width="3.14514in" svg:height="1.38542in" draw:z-index="251669504" draw:id="id0" draw:style-name="a0" draw:name="Rectangle 5" text:anchor-type="paragraph"><svg:title/><svg:desc/><text:p text:style-name="P4">Level.java (not implemented)</text:p><text:p text:style-name="P5">(compsci.finalproject.level)</text:p><text:p text:style-name="P6">Represents a level during gameplay.</text:p><text:p text:style-name="P7"/><draw:enhanced-geometry draw:type="non-primitive" svg:viewBox="0 0 21600 21600" draw:enhanced-path="M 0 0 L 21600 0 21600 21600 0 21600 Z N"/></draw:custom-shape></text:span><text:span text:style-name="T8"><draw:custom-shape svg:x="1.53056in" svg:y="6.00972in" svg:width="3.14514in" svg:height="1.38542in" draw:z-index="251663360" draw:id="id1" draw:style-name="a1" draw:name="Rectangle 3" text:anchor-type="paragraph"><svg:title/><svg:desc/><text:p text:style-name="P9">Room.java<text:s/></text:p><text:p text:style-name="P10">(compsci.finalproject.level)</text:p><text:p text:style-name="P11">Class is responsible for creating Rooms. Represents a room during level creation.</text:p><text:p text:style-name="P12"/><draw:enhanced-geometry draw:type="non-primitive" svg:viewBox="0 0 21600 21600" draw:enhanced-path="M 0 0 L 21600 0 21600 21600 0 21600 Z N"/></draw:custom-shape></text:span><text:span text:style-name="T13"><draw:custom-shape svg:x="3.55139in" svg:y="3.96806in" svg:width="3.14514in" svg:height="1.38542in" draw:z-index="251667456" draw:id="id2" draw:style-name="a2" draw:name="Rectangle 5" text:anchor-type="paragraph"><svg:title/><svg:desc/><text:p text:style-name="P14">FragmentAssembler.java</text:p><text:p text:style-name="P15">(compsci.finalproject.level)</text:p><text:p text:style-name="P16">Creates levels based on game-supplied parameters and list of possible rooms.</text:p><text:p text:style-name="P17"/><draw:enhanced-geometry draw:type="non-primitive" svg:viewBox="0 0 21600 21600" draw:enhanced-path="M 0 0 L 21600 0 21600 21600 0 21600 Z N"/></draw:custom-shape></text:span><text:span text:style-name="T18"><draw:custom-shape svg:x="-0.4375in" svg:y="3.96806in" svg:width="3.14514in" svg:height="1.38542in" draw:z-index="251665408" draw:id="id3" draw:style-name="a3" draw:name="Rectangle 4" text:anchor-type="paragraph"><svg:title/><svg:desc/><text:p text:style-name="P19">RoomLoader.java<text:s/></text:p><text:p text:style-name="P20">(compsci.finalproject.level)</text:p><text:p text:style-name="P21">Class is responsible loading all the rooms from the resource location.</text:p><text:p text:style-name="P22"/><draw:enhanced-geometry draw:type="non-primitive" svg:viewBox="0 0 21600 21600" draw:enhanced-path="M 0 0 L 21600 0 21600 21600 0 21600 Z N"/></draw:custom-shape></text:span></text:p>
      <text:p text:style-name="P23"/>
      <text:p text:style-name="P24"/>
      <text:p text:style-name="P25"/>
      <text:p text:style-name="Normal"><text:span text:style-name="T26"><draw:custom-shape svg:x="1.16667in" svg:y="7.53056in" svg:width="3.14514in" svg:height="1.38542in" draw:z-index="251659264" draw:id="id4" draw:style-name="a4" draw:name="Rectangle 1" text:anchor-type="paragraph"><svg:title/><svg:desc/><text:p text:style-name="P27">GFXCanvas.java<text:s/></text:p><text:p text:style-name="P28">(compsci.finalproject.graphics.poc)</text:p><text:p text:style-name="P29">Represents the image data and is<text:s/>responsible for updating the display.</text:p><text:p text:style-name="P30"/><draw:enhanced-geometry draw:type="non-primitive" svg:viewBox="0 0 21600 21600" draw:enhanced-path="M 0 0 L 21600 0 21600 21600 0 21600 Z N"/></draw:custom-shape></text:span><text:span text:style-name="T31"><draw:custom-shape svg:x="1.16667in" svg:y="5.74931in" svg:width="3.14514in" svg:height="1.38542in" draw:z-index="251661312" draw:id="id5" draw:style-name="a5" draw:name="Rectangle 2" text:anchor-type="paragraph"><svg:title/><svg:desc/><text:p text:style-name="P32">Graphics.java<text:s/></text:p><text:p text:style-name="P33">(compsci.finalproject.graphics.poc)</text:p><text:p text:style-name="P34">Processes draw calls and is responsible for creating what will be visible to the user.</text:p><text:p text:style-name="P35"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chael</meta:initial-creator>
    <dc:creator>Michael</dc:creator>
    <meta:creation-date>2016-03-10T22:47:00Z</meta:creation-date>
    <dc:date>2016-03-12T04:03:00Z</dc:date>
    <meta:template xlink:href="Normal.dotm" xlink:type="simple"/>
    <meta:editing-cycles>14</meta:editing-cycles>
    <meta:editing-duration>PT3780S</meta:editing-duration>
    <meta:document-statistic meta:page-count="3" meta:paragraph-count="1" meta:word-count="1" meta:character-count="11" meta:row-count="1" meta:non-whitespace-character-count="11"/>
  </office:meta>
</office:document-meta>
</file>